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ca1" officeooo:paragraph-rsid="00072ca1"/>
    </style:style>
    <style:style style:name="P2" style:family="paragraph" style:parent-style-name="Standard">
      <style:text-properties officeooo:rsid="00072ca1" officeooo:paragraph-rsid="000d6dc0"/>
    </style:style>
    <style:style style:name="P3" style:family="paragraph" style:parent-style-name="Standard">
      <style:text-properties officeooo:rsid="000d6dc0" officeooo:paragraph-rsid="000d6dc0"/>
    </style:style>
    <style:style style:name="P4" style:family="paragraph" style:parent-style-name="Standard">
      <style:text-properties officeooo:rsid="001199af" officeooo:paragraph-rsid="001199af"/>
    </style:style>
    <style:style style:name="P5" style:family="paragraph" style:parent-style-name="Standard">
      <style:paragraph-properties style:writing-mode="lr-tb"/>
      <style:text-properties officeooo:rsid="001199af" officeooo:paragraph-rsid="001199af"/>
    </style:style>
    <style:style style:name="P6" style:family="paragraph" style:parent-style-name="Standard">
      <style:paragraph-properties fo:break-before="page"/>
      <style:text-properties officeooo:rsid="00153b5a" officeooo:paragraph-rsid="00153b5a"/>
    </style:style>
    <style:style style:name="P7" style:family="paragraph" style:parent-style-name="Standard">
      <style:text-properties officeooo:rsid="00166467" officeooo:paragraph-rsid="00166467"/>
    </style:style>
    <style:style style:name="P8" style:family="paragraph" style:parent-style-name="Standard">
      <style:text-properties officeooo:rsid="001691e8" officeooo:paragraph-rsid="001691e8"/>
    </style:style>
    <style:style style:name="P9" style:family="paragraph" style:parent-style-name="Standard">
      <style:text-properties officeooo:rsid="000d6dc0" officeooo:paragraph-rsid="000d6dc0"/>
    </style:style>
    <style:style style:name="P10" style:family="paragraph" style:parent-style-name="Standard">
      <style:text-properties officeooo:rsid="001719f0" officeooo:paragraph-rsid="001719f0"/>
    </style:style>
    <style:style style:name="T1" style:family="text">
      <style:text-properties officeooo:rsid="000872af"/>
    </style:style>
    <style:style style:name="T2" style:family="text">
      <style:text-properties officeooo:rsid="000bab42"/>
    </style:style>
    <style:style style:name="T3" style:family="text">
      <style:text-properties officeooo:rsid="000bae82"/>
    </style:style>
    <style:style style:name="T4" style:family="text">
      <style:text-properties officeooo:rsid="000ce9c8"/>
    </style:style>
    <style:style style:name="T5" style:family="text">
      <style:text-properties officeooo:rsid="000d6dc0"/>
    </style:style>
    <style:style style:name="T6" style:family="text">
      <style:text-properties officeooo:rsid="000d7e7e"/>
    </style:style>
    <style:style style:name="T7" style:family="text">
      <style:text-properties officeooo:rsid="001056f4"/>
    </style:style>
    <style:style style:name="T8" style:family="text">
      <style:text-properties officeooo:rsid="001199af"/>
    </style:style>
    <style:style style:name="T9" style:family="text">
      <style:text-properties officeooo:rsid="00133470"/>
    </style:style>
    <style:style style:name="T10" style:family="text">
      <style:text-properties officeooo:rsid="00166467"/>
    </style:style>
    <style:style style:name="T11" style:family="text">
      <style:text-properties officeooo:rsid="001691e8"/>
    </style:style>
    <style:style style:name="T12" style:family="text">
      <style:text-properties officeooo:rsid="001719f0"/>
    </style:style>
    <style:style style:name="T13" style:family="text">
      <style:text-properties officeooo:rsid="00179c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patient is <text:span text:style-name="T6">being assessed for a possible aphasia </text:span><text:span text:style-name="T7">syndrome</text:span><text:span text:style-name="T6">. </text:span><text:span text:style-name="T7">In one test, the patient</text:span><text:span text:style-name="T6"> is </text:span>shown <text:span text:style-name="T1">a picture of a rabbit and asked to </text:span><text:span text:style-name="T6">say</text:span><text:span text:style-name="T1"> what the picture shows.</text:span> Which response by the patient would be most indicative of anomi<text:span text:style-name="T6">c aphasia</text:span>?</text:p>
      <text:p text:style-name="P1"/>
      <text:p text:style-name="P2">a) “<text:span text:style-name="T3">r</text:span><text:span text:style-name="T5">ib</text:span><text:span text:style-name="T3">… r</text:span><text:span text:style-name="T5">ab</text:span><text:span text:style-name="T3">… </text:span><text:span text:style-name="T5">rab… rabbit”</text:span></text:p>
      <text:p text:style-name="P1">b) “<text:span text:style-name="T2">It’s </text:span><text:span text:style-name="T1">a </text:span><text:span text:style-name="T2">ha</text:span><text:span text:style-name="T7">bit, no a</text:span><text:span text:style-name="T1"> ha</text:span><text:span text:style-name="T7">rbit, a</text:span><text:span text:style-name="T1"> </text:span><text:span text:style-name="T7">rallit, no, ahh it’s all scrambled</text:span><text:span text:style-name="T1">”</text:span></text:p>
      <text:p text:style-name="P2">c) “<text:span text:style-name="T1">It’s </text:span><text:span text:style-name="T2">n</text:span><text:span text:style-name="T1">ot quite a mouse… </text:span><text:span text:style-name="T2">it’s bigger and jumpy… </text:span><text:span text:style-name="T5">oh I can’t think of it.</text:span><text:span text:style-name="T1">” </text:span></text:p>
      <text:p text:style-name="P1">d) “<text:span text:style-name="T4">Well we have, </text:span><text:span text:style-name="T5">take a look he’s a ravit, him in his hairy chairy, </text:span><text:span text:style-name="T7">you know,</text:span><text:span text:style-name="T5"> look and see here he’s gat </text:span><text:span text:style-name="T8">and on the bart</text:span><text:span text:style-name="T5">.”</text:span></text:p>
      <text:p text:style-name="P1"/>
      <text:p text:style-name="P1"/>
      <text:p text:style-name="P3">Answer: <text:span text:style-name="T7">c</text:span></text:p>
      <text:p text:style-name="P3"/>
      <text:p text:style-name="P3"/>
      <text:p text:style-name="P3">Explanation:</text:p>
      <text:p text:style-name="P4">The prototypical clinical features of anomia are:</text:p>
      <text:p text:style-name="P4">Fluency with hesitations; marked word finding difficulties; intact comprehension; and intact repetition.</text:p>
      <text:p text:style-name="P5">This test primarily tests spontaneous speech production and comprehension (in following the instruction of the examiner). Response a) shows impaired fluency beyond simple hesitations, <text:span text:style-name="T9">but</text:span> ultimately the patient is able to find the word, he just has difficulty producing it, likely indicative of Broca’s aphasia. Response b) demonstrates that the patient likely has a target word they are attempting to produce, and is able to speak relatively fluently in each attempt, but is unable to retrieve the correct pronunciation <text:span text:style-name="T9">leading to many phonological errors </text:span>while also being aware of <text:span text:style-name="T9">this</text:span>, making repeated attempts to correct their speech, so this would be more indicative of conduction aphasia. <text:span text:style-name="T9">Response c) demonstrates no phonological errors, and a clear understanding of the context around the image of the rabbit. However there is difficulty in actually retrieving the correct word, with attempts to substitute semantically similar words (“mouse”), and attempts to describe some of the attributes of the subject (bigger than a mouse; known for jumping). This would be most indicative of anomic aphasia. Finally, response d) demonstrates the use of multiple non-words, verbose and fluent speech (answering with almost twice as many words as the other responses), and very little meaningful speech related to the question, as well as a phonological error when saying the target word. This would be most indicative of Wernicke’s aphasisa.</text:span></text:p>
      <text:p text:style-name="P3"/>
      <text:p text:style-name="P3"/>
      <text:p text:style-name="P3">Source: Kemmerer (digital version) p.77-89</text:p>
      <text:p text:style-name="P3"/>
      <text:p text:style-name="P3"/>
      <text:p text:style-name="P6"><text:s/><text:span text:style-name="T10">A hypothetical patient has a lesion isolated within part of their left auditory cortex. </text:span><text:span text:style-name="T11">According to the </text:span><text:span text:style-name="T12">Asymmetric Sampling in Time (</text:span><text:span text:style-name="T11">AST</text:span><text:span text:style-name="T12">) theory</text:span><text:span text:style-name="T11">, w</text:span><text:span text:style-name="T10">hich of the following tests would </text:span><text:span text:style-name="T11">most </text:span><text:span text:style-name="T10">likely show impaired performance?</text:span></text:p>
      <text:p text:style-name="P7"/>
      <text:p text:style-name="P8">a) Distinguishing between two semantically similar but phonemically distinct words, e.g. “dwelling” vs “house”</text:p>
      <text:p text:style-name="P7"><text:span text:style-name="T11">b</text:span>) <text:span text:style-name="T11">Distinguishing between a spoken regular singular and plural word, e.g. “bird” vs “birds”</text:span></text:p>
      <text:p text:style-name="P8">c) Distinguishing between two spoken words with different numbers of syllables, e.g. “care” vs “career”</text:p>
      <text:p text:style-name="P8">d) Distinguishing between a word that is sung vs a word that is spoken normally</text:p>
      <text:p text:style-name="P8"><text:s/></text:p>
      <text:p text:style-name="P8"/>
      <text:p text:style-name="P8">answer: b</text:p>
      <text:p text:style-name="P8"/>
      <text:p text:style-name="P8">explanation: </text:p>
      <text:p text:style-name="P8">According to AST, auditory processing in the auditory cortex <text:span text:style-name="T12">is organized bilaterally. The right hemisphere is dominant for categorizing syllabic information as well as prosody, sounds lasting about 150-300ms. The left hemisphere is dominant for categorizing phonemic features, sounds lasting 20-80ms. Since the hypothetical patient has damage that is isolated to the left auditory cortex, the most likely potential deficit would involve categorizing phonemic information. Semantic processing is not likely to be affected, ruling out option a). Regular pluralization involves adding one phonemic feature onto a word, which would be dominated by the left hemisphere, making the argument for option b). Option c) clearly involves categorizing syllabic information to distinguish between different numbers of syllables, so option c) can be ruled out. Finally, option d) involves distinguishing prosody and rhythm in a spoken vs sung word, which is also dominated by the right hemisphere, ruling out this option.</text:span></text:p>
      <text:p text:style-name="P8"/>
      <text:p text:style-name="P10">Sources: Lecture <text:span text:style-name="T13">4 slides 10-13</text:span> , Giraud et al. 2007 <text:span text:style-name="T13">p. 11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8:03:43.599158245</meta:creation-date>
    <dc:date>2024-10-01T12:51:41.928253242</dc:date>
    <meta:editing-duration>PT54M21S</meta:editing-duration>
    <meta:editing-cycles>6</meta:editing-cycles>
    <meta:generator>LibreOffice/24.2.6.2$Linux_X86_64 LibreOffice_project/8e9a753d9daaea75c34b417ba1bdf556bf2fc5b3</meta:generator>
    <meta:document-statistic meta:table-count="0" meta:image-count="0" meta:object-count="0" meta:page-count="2" meta:paragraph-count="21" meta:word-count="607" meta:character-count="3873" meta:non-whitespace-character-count="3282"/>
  </office:meta>
</office:document-meta>
</file>